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gistryMessageHandlerTests.getUserRegistry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Registry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RegistryMessageHandlerTests.brokerAvailab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RegistryMessageHandlerTests.handl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RegistryMessageHandlerTests.handleMessageFromOwnBroad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RegistryMessageHandlerTests.brokerUnavailab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RegistryMessageHandlerTests.broadcast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